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'Courier New'" style:font-family-asian="'Courier New'" style:font-family-complex="'Courier New'" fo:background-color="transparent" style:use-window-font-color="true"/>
    </style:style>
    <style:style style:name="T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" style:family="text">
      <style:text-properties fo:font-size="11.00pt" fo:font-weight="normal" style:text-underline-mode="continuous" style:text-underline-type="single" style:text-underline-style="solid" style:text-underline-width="normal" fo:font-family="'Courier New'" style:font-family-asian="'Courier New'" style:font-family-complex="'Courier New'" fo:background-color="transparent" fo:color="#0000ff"/>
    </style:style>
    <style:style style:name="T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" style:family="text">
      <style:text-properties fo:font-size="14.00pt" fo:font-weight="bold" fo:font-family="'Courier New'" style:font-family-asian="'Courier New'" style:font-family-complex="'Courier New'" fo:background-color="transparent" style:use-window-font-color="true"/>
    </style:style>
    <style:style style:name="T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Installing EJB Embeddable Container</text:span><text:span text:style-name="T2"/></text:p>
      <text:p text:style-name="P1"><text:span text:style-name="T2"/></text:p>
      <text:p text:style-name="P1"><text:span text:style-name="T2">Go<text:s text:c="2"/>to<text:s text:c="2"/></text:span><text:a xlink:href="http://jboss.com/products/ejb3"><text:span text:style-name="T3">http://jboss.com/products/ejb3</text:span></text:a><text:span text:style-name="T4">,<text:s text:c="2"/>download<text:s text:c="2"/>the<text:s text:c="2"/>modular<text:s text:c="2"/>embeddableserver,<text:s text:c="2"/>and<text:s text:c="2"/>unzip<text:s text:c="2"/>the<text:s text:c="2"/>downloaded<text:s text:c="2"/>archive.<text:s text:c="2"/></text:span></text:p>
      <text:p text:style-name="P1"><text:span text:style-name="T4">Copy<text:s text:c="2"/>all<text:s text:c="2"/>libraries<text:s text:c="2"/>that<text:s text:c="2"/>come<text:s text:c="2"/>with<text:s text:c="2"/>the server into your project’s WORKDIR/lib directory, and copy all included configuration<text:s text:c="2"/>files<text:s text:c="2"/>to<text:s text:c="2"/>your<text:s text:c="2"/>WORKDIR/src<text:s text:c="2"/>directory.<text:s text:c="2"/></text:span></text:p>
      <text:p text:style-name="P1"><text:span text:style-name="T4">You<text:s text:c="2"/>should<text:s text:c="2"/>now<text:s text:c="2"/>have<text:s text:c="2"/>the<text:s text:c="2"/>following directory layout:</text:span></text:p>
      <text:p text:style-name="P1"><text:span text:style-name="T4"><text:s/>WORKDIR+etc<text:s text:c="2"/>default.persistence.properties<text:s text:c="2"/>ejb3-interceptors-aop.xml<text:s text:c="2"/>embedded-jboss-beans.xml<text:s text:c="2"/>jndi.properties<text:s text:c="2"/>log4j.properties<text:s text:c="2"/>+META-INF<text:s text:c="4"/>helloworld-beans.xml<text:s text:c="4"/>persistence.xml+lib<text:s text:c="2"/>&lt;all required libraries&gt;+src<text:s text:c="2"/>+hello<text:s text:c="4"/>HelloWorld.java<text:s text:c="4"/>Message.java</text:span></text:p>
      <text:p text:style-name="P1"><text:span text:style-name="T4"/></text:p>
      <text:p text:style-name="P1"><text:span text:style-name="T5">Managed JNDI DataSource Page 81</text:span></text:p>
      <text:p text:style-name="P1"><text:span text:style-name="T6"/></text:p>
      <text:p text:style-name="P1"><text:span text:style-name="T6"><text:s/>You<text:s text:c="2"/>need<text:s text:c="2"/>a<text:s text:c="2"/>managed<text:s text:c="2"/>datasource,which is a database connection that is handled by the embeddable server. The eas-iest<text:s text:c="2"/>way<text:s text:c="2"/>to<text:s text:c="2"/>configure<text:s text:c="2"/>a<text:s text:c="2"/>managed<text:s text:c="2"/>datasource<text:s text:c="2"/>is<text:s text:c="2"/>to<text:s text:c="2"/>add<text:s text:c="2"/>a<text:s text:c="2"/>configuration<text:s text:c="2"/>file<text:s text:c="2"/>that deploys<text:s text:c="2"/>the<text:s text:c="2"/>datasource<text:s text:c="2"/>as<text:s text:c="2"/>a<text:s text:c="2"/>managed<text:s text:c="2"/>service. </text:span></text:p>
      <text:p text:style-name="P1"><text:span text:style-name="T6"/></text:p>
      <text:p text:style-name="P1"><text:span text:style-name="T6">&lt;?xml version="1.0" encoding="UTF-8"?&gt;&lt;deployment xmlns:xsi="http://www.w3.org/2001/XMLSchema-instance"<text:s text:c="2"/>xsi:schemaLocation="urn:jboss:bean-deployer bean-deployer_1_0.xsd"<text:s text:c="2"/>xmlns="urn:jboss:bean-deployer:2.0"&gt;<text:s text:c="2"/></text:span></text:p>
      <text:p text:style-name="P1"><text:span text:style-name="T6">&lt;!-- Enable a JCA datasource available through JNDI --&gt; </text:span></text:p>
      <text:p text:style-name="P1"><text:span text:style-name="T6"><text:s/>&lt;bean name="helloWorldDatasourceFactory"</text:span></text:p>
      <text:p text:style-name="P1"><text:span text:style-name="T6">class="org.jboss.resource.adapter.jdbc.local.LocalTxDataSource"&gt;<text:s text:c="6"/>&lt;property name="jndiName"&gt;java:/HelloWorldDS&lt;/property&gt;<text:s text:c="5"/></text:span></text:p>
      <text:p text:style-name="P1"><text:span text:style-name="T6"><text:s/>&lt;!-- HSQLDB --&gt;<text:s text:c="3"/></text:span></text:p>
      <text:p text:style-name="P1"><text:span text:style-name="T6"><text:s/>&lt;property name="driverClass"&gt; org.hsqldb.jdbcDriver &lt;/property&gt;<text:s text:c="6"/>&lt;property name="connectionURL"&gt;jdbc:hsqldb:hsql://localhost<text:s text:c="6"/>&lt;/property&gt;<text:s text:c="6"/></text:span></text:p>
      <text:p text:style-name="P1"><text:span text:style-name="T6">&lt;property name="userName"&gt;sa&lt;/property&gt;<text:s text:c="6"/></text:span></text:p>
      <text:p text:style-name="P1"><text:span text:style-name="T6">&lt;property name="minSize"&gt;0&lt;/property&gt;<text:s text:c="2"/></text:span></text:p>
      <text:p text:style-name="P1"><text:span text:style-name="T6"><text:s text:c="4"/>&lt;property name="maxSize"&gt;10&lt;/property&gt;<text:s text:c="6"/></text:span></text:p>
      <text:p text:style-name="P1"><text:span text:style-name="T6">&lt;property name="blockingTimeout"&gt;1000&lt;/property&gt;<text:s text:c="5"/></text:span></text:p>
      <text:p text:style-name="P1"><text:span text:style-name="T6"><text:s/>&lt;property name="idleTimeout"&gt;100000&lt;/property&gt;<text:s text:c="6"/></text:span></text:p>
      <text:p text:style-name="P1"><text:span text:style-name="T6">&lt;property name="transactionManager"&gt; &lt;inject bean="TransactionManager"/&gt; &lt;/property&gt;<text:s text:c="5"/></text:span></text:p>
      <text:p text:style-name="P1"><text:span text:style-name="T6"><text:s/>&lt;property name="cachedConnectionManager"&gt;&lt;inject bean="CachedConnectionManager"/&gt; &lt;/property&gt; </text:span></text:p>
      <text:p text:style-name="P1"><text:span text:style-name="T6"><text:s text:c="2"/>&lt;property name="initialContextProperties"&gt;&lt;inject bean="InitialContextProperties"/&gt; &lt;/property&gt;&lt;/bean&gt;<text:s text:c="2"/></text:span></text:p>
      <text:p text:style-name="P1"><text:span text:style-name="T6">&lt;bean name="HelloWorldDS" class="java.lang.Object"&gt;</text:span></text:p>
      <text:p text:style-name="P1"><text:span text:style-name="T6">&lt;constructor factoryMethod="getDatasource"&gt;<text:s text:c="2"/></text:span></text:p>
      <text:p text:style-name="P1"><text:span text:style-name="T6">&lt;factory bean="helloWorldDatasourceFactory"/&gt;<text:s text:c="2"/></text:span></text:p>
      <text:p text:style-name="P1"><text:span text:style-name="T6">&lt;/constructor&gt; </text:span></text:p>
      <text:p text:style-name="P1"><text:span text:style-name="T6"><text:s/>&lt;/bean&gt;</text:span></text:p>
      <text:p text:style-name="P1"><text:span text:style-name="T6">&lt;/deployment&gt;</text:span></text:p>
      <text:p text:style-name="P1"><text:span text:style-name="T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